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start" style:justify-single-word="false"/>
      <style:text-properties fo:color="#c9211e" loext:opacity="100%" fo:font-size="18pt" style:text-underline-style="none" fo:font-weight="bold" officeooo:rsid="0009d44a" officeooo:paragraph-rsid="0009d44a" style:font-size-asian="18pt" style:font-weight-asian="bold" style:font-size-complex="18pt" style:font-weight-complex="bold"/>
    </style:style>
    <style:style style:name="P2" style:family="paragraph" style:parent-style-name="Heading_20_2">
      <style:text-properties fo:color="#c9211e" loext:opacity="100%"/>
    </style:style>
    <style:style style:name="P3" style:family="paragraph" style:parent-style-name="Heading_20_3">
      <style:paragraph-properties fo:text-align="start" style:justify-single-word="false"/>
      <style:text-properties fo:color="#ff0000" loext:opacity="100%" fo:font-size="12pt" style:text-underline-style="solid" style:text-underline-width="auto" style:text-underline-color="font-color" fo:font-weight="normal" officeooo:rsid="0009d44a" officeooo:paragraph-rsid="0009d44a" style:font-size-asian="10.5pt" style:font-weight-asian="normal" style:font-size-complex="12pt" style:font-weight-complex="normal"/>
    </style:style>
    <style:style style:name="P4" style:family="paragraph" style:parent-style-name="Heading_20_3">
      <style:paragraph-properties fo:text-align="start" style:justify-single-word="false"/>
      <style:text-properties fo:color="#000000" loext:opacity="100%" fo:font-size="12pt" style:text-underline-style="none" fo:font-weight="bold" officeooo:rsid="0009d44a" officeooo:paragraph-rsid="0009d44a" style:font-size-asian="10.5pt" style:font-weight-asian="bold" style:font-size-complex="12pt" style:font-weight-complex="bold"/>
    </style:style>
    <style:style style:name="P5" style:family="paragraph" style:parent-style-name="Heading_20_3">
      <style:paragraph-properties fo:text-align="start" style:justify-single-word="false"/>
      <style:text-properties fo:color="#ff3838" loext:opacity="100%" fo:font-size="16pt" style:text-underline-style="solid" style:text-underline-width="auto" style:text-underline-color="font-color" fo:font-weight="bold" officeooo:rsid="0009d44a" officeooo:paragraph-rsid="0009d44a"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c9211e" loext:opacity="100%" fo:font-size="24pt" style:text-underline-style="solid" style:text-underline-width="auto" style:text-underline-color="font-color" fo:font-weight="bold" officeooo:rsid="0009d44a" officeooo:paragraph-rsid="0009d44a" style:font-size-asian="24pt" style:font-weight-asian="bold" style:font-size-complex="24pt" style:font-weight-complex="bold"/>
    </style:style>
    <style:style style:name="P7" style:family="paragraph" style:parent-style-name="Standard">
      <style:paragraph-properties fo:text-align="start" style:justify-single-word="false"/>
      <style:text-properties fo:color="#c9211e" loext:opacity="100%" fo:font-size="12pt" style:text-underline-style="none" fo:font-weight="normal" officeooo:rsid="0009d44a" officeooo:paragraph-rsid="0009d44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c9211e" loext:opacity="100%" fo:font-size="12pt" style:text-underline-style="none" fo:font-weight="bold" officeooo:rsid="0009d44a" officeooo:paragraph-rsid="0009d44a"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ff0000" loext:opacity="100%" fo:font-size="12pt" style:text-underline-style="solid" style:text-underline-width="auto" style:text-underline-color="font-color" fo:font-weight="normal" officeooo:rsid="0009d44a" officeooo:paragraph-rsid="0009d44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09d44a" officeooo:paragraph-rsid="0009d4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fo:font-size="12pt" style:text-underline-style="none" fo:font-weight="bold" officeooo:rsid="0009d44a" officeooo:paragraph-rsid="0009d44a" style:font-size-asian="10.5pt" style:font-weight-asian="bold" style:font-size-complex="12pt" style:font-weight-complex="bold"/>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paragraph-properties fo:text-align="start" style:justify-single-word="false"/>
      <style:text-properties fo:color="#c9211e" loext:opacity="100%" fo:font-size="12pt" style:text-underline-style="none" fo:font-weight="normal" officeooo:rsid="0009d44a" officeooo:paragraph-rsid="0009d44a" style:font-size-asian="10.5pt" style:font-weight-asian="normal" style:font-size-complex="12pt" style:font-weight-complex="normal"/>
    </style:style>
    <style:style style:name="P23" style:family="paragraph" style:parent-style-name="Text_20_body">
      <style:paragraph-properties fo:text-align="start" style:justify-single-word="false"/>
      <style:text-properties fo:color="#c9211e" loext:opacity="100%" fo:font-size="12pt" style:text-underline-style="none" fo:font-weight="bold" officeooo:rsid="0009d44a" officeooo:paragraph-rsid="0009d44a" style:font-size-asian="10.5pt" style:font-weight-asian="bold" style:font-size-complex="12pt" style:font-weight-complex="bold"/>
    </style:style>
    <style:style style:name="P24" style:family="paragraph" style:parent-style-name="Text_20_body">
      <style:text-properties fo:color="#c9211e" loext:opacity="100%"/>
    </style:style>
    <style:style style:name="P25" style:family="paragraph" style:parent-style-name="Text_20_body">
      <style:paragraph-properties fo:text-align="start" style:justify-single-word="false"/>
      <style:text-properties fo:color="#c9211e" loext:opacity="100%"/>
    </style:style>
    <style:style style:name="P26" style:family="paragraph" style:parent-style-name="Text_20_body">
      <style:paragraph-properties fo:text-align="start" style:justify-single-word="false"/>
      <style:text-properties fo:color="#c9211e" loext:opacity="100%" officeooo:paragraph-rsid="000be920"/>
    </style:style>
    <style:style style:name="P27" style:family="paragraph" style:parent-style-name="Text_20_body" style:list-style-name="L6"/>
    <style:style style:name="P28" style:family="paragraph" style:parent-style-name="Text_20_body" style:list-style-name="L6">
      <style:paragraph-properties fo:margin-top="0cm" fo:margin-bottom="0cm" style:contextual-spacing="false"/>
    </style:style>
    <style:style style:name="P29" style:family="paragraph" style:parent-style-name="Text_20_body" style:list-style-name="L7"/>
    <style:style style:name="P30" style:family="paragraph" style:parent-style-name="Text_20_body" style:list-style-name="L7">
      <style:paragraph-properties fo:margin-top="0cm" fo:margin-bottom="0cm" style:contextual-spacing="false"/>
    </style:style>
    <style:style style:name="P31" style:family="paragraph" style:parent-style-name="Text_20_body" style:list-style-name="L9"/>
    <style:style style:name="P32" style:family="paragraph" style:parent-style-name="Text_20_body" style:list-style-name="L9">
      <style:paragraph-properties fo:margin-top="0cm" fo:margin-bottom="0cm" style:contextual-spacing="false"/>
    </style:style>
    <style:style style:name="P33" style:family="paragraph" style:parent-style-name="Text_20_body">
      <style:text-properties officeooo:paragraph-rsid="000bab59"/>
    </style:style>
    <style:style style:name="P34" style:family="paragraph" style:parent-style-name="Text_20_body" style:list-style-name="L19"/>
    <style:style style:name="P35" style:family="paragraph" style:parent-style-name="Text_20_body">
      <style:text-properties fo:font-size="14pt" fo:font-weight="bold" officeooo:rsid="000cf0f0" officeooo:paragraph-rsid="000cf0f0" style:font-size-asian="14pt" style:font-weight-asian="bold" style:font-size-complex="14pt" style:font-weight-complex="bold"/>
    </style:style>
    <style:style style:name="P36" style:family="paragraph" style:parent-style-name="Text_20_body" style:list-style-name="L20"/>
    <style:style style:name="P37" style:family="paragraph" style:parent-style-name="Text_20_body">
      <style:paragraph-properties fo:text-align="start" style:justify-single-word="false"/>
      <style:text-properties fo:color="#000000" loext:opacity="100%" fo:font-size="12pt" style:text-underline-style="none" fo:font-weight="bold" officeooo:rsid="0009d44a" officeooo:paragraph-rsid="0009d44a" style:font-size-asian="10.5pt" style:font-weight-asian="bold" style:font-size-complex="12pt" style:font-weight-complex="bold"/>
    </style:style>
    <style:style style:name="P38" style:family="paragraph" style:parent-style-name="Text_20_body">
      <style:paragraph-properties fo:text-align="start" style:justify-single-word="false"/>
      <style:text-properties fo:color="#000000" loext:opacity="100%" fo:font-size="12pt" style:text-underline-style="none" fo:font-weight="normal" officeooo:rsid="0009d44a" officeooo:paragraph-rsid="0009d44a" style:font-size-asian="10.5pt" style:font-weight-asian="normal" style:font-size-complex="12pt" style:font-weight-complex="normal"/>
    </style:style>
    <style:style style:name="T1" style:family="text">
      <style:text-properties officeooo:rsid="0009d44a"/>
    </style:style>
    <style:style style:name="T2" style:family="text">
      <style:text-properties officeooo:rsid="000bab59"/>
    </style:style>
    <style:style style:name="T3" style:family="text">
      <style:text-properties fo:color="#000000" loext:opacity="100%"/>
    </style:style>
    <style:style style:name="T4" style:family="text">
      <style:text-properties fo:color="#000000" loext:opacity="100%" fo:font-weight="normal" style:font-weight-asian="normal" style:font-weight-complex="normal"/>
    </style:style>
    <style:style style:name="T5" style:family="text">
      <style:text-properties fo:color="#000000" loext:opacity="100%" fo:font-weight="normal" officeooo:rsid="000c374d" style:font-weight-asian="normal" style:font-weight-complex="normal"/>
    </style:style>
    <style:style style:name="T6" style:family="text">
      <style:text-properties fo:color="#000000" loext:opacity="100%" fo:font-weight="normal" officeooo:rsid="000cf0f0" style:font-weight-asian="normal" style:font-weight-complex="normal"/>
    </style:style>
    <style:style style:name="T7" style:family="text">
      <style:text-properties officeooo:rsid="000c374d"/>
    </style:style>
    <style:style style:name="T8" style:family="text">
      <style:text-properties fo:font-weight="normal" style:font-weight-asian="normal" style:font-weight-complex="normal"/>
    </style:style>
    <style:style style:name="T9" style:family="text">
      <style:text-properties fo:font-weight="normal" officeooo:rsid="000cf0f0" style:font-weight-asian="normal" style:font-weight-complex="normal"/>
    </style:style>
    <style:style style:name="T10" style:family="text">
      <style:text-properties officeooo:rsid="000cf0f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dexing in mongodb</text:p>
      <text:p text:style-name="P6"/>
      <text:h text:style-name="P1" text:outline-level="2">Importance of Indexing in MongoDB</text:h>
      <text:p text:style-name="Text_20_body">Indexes serve a similar purpose in MongoDB as they do in relational databases:</text:p>
      <text:list xml:id="list3584776365" text:style-name="L1">
        <text:list-item>
          <text:p text:style-name="P13"><text:span text:style-name="Strong_20_Emphasis">Query Performance:</text:span><text:line-break/>Indexes enable MongoDB to quickly locate and retrieve data without scanning every document in a collection. This is particularly important as collections grow larger. </text:p>
        </text:list-item>
        <text:list-item>
          <text:p text:style-name="P13"><text:span text:style-name="Strong_20_Emphasis">Efficient Sorting:</text:span><text:line-break/>With appropriate indexes, sorting operations are much faster because the database engine can use the index to retrieve data in order rather than sorting in memory. </text:p>
        </text:list-item>
        <text:list-item>
          <text:p text:style-name="P13"><text:span text:style-name="Strong_20_Emphasis">Reduced I/O Operations:</text:span><text:line-break/>By narrowing down the search to a subset of documents, indexes minimize the number of I/O operations required, which in turn reduces latency and resource consumption. </text:p>
        </text:list-item>
        <text:list-item>
          <text:p text:style-name="P13"><text:span text:style-name="Strong_20_Emphasis">Data Integrity (for Unique Indexes):</text:span><text:line-break/>Unique indexes enforce constraints on data, ensuring that no two documents have duplicate values in the indexed field, thereby maintaining data integrity. </text:p>
        </text:list-item>
        <text:list-item>
          <text:p text:style-name="P12"><text:span text:style-name="Strong_20_Emphasis">Support for Complex Queries:</text:span><text:line-break/>Indexes allow MongoDB to efficiently execute complex queries involving multiple fields or a range of values. </text:p>
        </text:list-item>
      </text:list>
      <text:p text:style-name="Horizontal_20_Line"/>
      <text:h text:style-name="P2" text:outline-level="2">Unique Indexing</text:h>
      <text:p text:style-name="Text_20_body">Unique indexes enforce the rule that the indexed field (or fields) must contain unique values across all documents in the collection. Here’s why and how they are used:</text:p>
      <text:list xml:id="list1211548371" text:style-name="L2">
        <text:list-item>
          <text:p text:style-name="P15"><text:span text:style-name="Strong_20_Emphasis">Data Integrity:</text:span><text:line-break/>By enforcing uniqueness, MongoDB ensures that each document remains distinct based on the unique field. This is critical in scenarios like user accounts where duplicate entries (e.g., two users with the same email address) are not allowed. </text:p>
        </text:list-item>
        <text:list-item>
          <text:p text:style-name="P15"><text:span text:style-name="Strong_20_Emphasis">Automatic Constraint Enforcement:</text:span><text:line-break/>When a unique index is defined, MongoDB automatically checks new documents and updates to ensure no violation of the uniqueness constraint occurs. </text:p>
        </text:list-item>
        <text:list-item>
          <text:p text:style-name="P15"><text:span text:style-name="Strong_20_Emphasis">Error Handling:</text:span><text:line-break/>Attempts to insert duplicate values result in errors, allowing the application to catch and handle these issues immediately. </text:p>
        </text:list-item>
        <text:list-item>
          <text:p text:style-name="P14"><text:span text:style-name="Strong_20_Emphasis">Use Cases:</text:span><text:line-break/>Unique indexes are ideal for primary keys, email addresses, or any other field that requires uniqueness within a collection. </text:p>
        </text:list-item>
      </text:list>
      <text:p text:style-name="Horizontal_20_Line"/>
      <text:h text:style-name="P2" text:outline-level="2"><text:soft-page-break/>Multiple (Compound) Indexing</text:h>
      <text:p text:style-name="Text_20_body">Multiple indexing, often referred to as compound indexing, involves creating an index on multiple fields. This method offers several advantages:</text:p>
      <text:list xml:id="list214432294" text:style-name="L3">
        <text:list-item>
          <text:p text:style-name="P17"><text:span text:style-name="Strong_20_Emphasis">Enhanced Query Performance:</text:span><text:line-break/>Compound indexes are particularly useful when queries filter on more than one field. Instead of having to use multiple single-field indexes, a compound index allows MongoDB to satisfy a query with a single index scan. </text:p>
        </text:list-item>
        <text:list-item>
          <text:p text:style-name="P17"><text:span text:style-name="Strong_20_Emphasis">Sorting on Multiple Fields:</text:span><text:line-break/>They also improve performance for queries that sort on several fields simultaneously. The order in which the fields are defined in the compound index is critical, as it must match the query pattern for optimal performance. </text:p>
        </text:list-item>
        <text:list-item>
          <text:p text:style-name="P17"><text:span text:style-name="Strong_20_Emphasis">Reduced Index Footprint:</text:span><text:line-break/>Maintaining a single compound index can be more efficient than maintaining multiple single-field indexes. It reduces overall memory usage and administrative overhead. </text:p>
        </text:list-item>
        <text:list-item>
          <text:p text:style-name="P16"><text:span text:style-name="Strong_20_Emphasis">Query Optimization:</text:span><text:line-break/>The MongoDB query optimizer can use compound indexes to cover queries, meaning the index contains all the fields required by the query, reducing the need to fetch the document from the collection. </text:p>
        </text:list-item>
      </text:list>
      <text:p text:style-name="Horizontal_20_Line"/>
      <text:h text:style-name="P2" text:outline-level="2">Additional Points to Consider</text:h>
      <text:list xml:id="list2370901662" text:style-name="L4">
        <text:list-item>
          <text:p text:style-name="P19"><text:span text:style-name="Strong_20_Emphasis">Index Overhead:</text:span><text:line-break/>Although indexes dramatically improve read performance, they come with some overhead. Every index consumes additional disk space and can slightly slow down write operations (inserts, updates, and deletes) because each index must also be updated. </text:p>
        </text:list-item>
        <text:list-item>
          <text:p text:style-name="P19"><text:span text:style-name="Strong_20_Emphasis">Index Selection:</text:span><text:line-break/>Choosing which fields to index requires careful analysis of your application’s query patterns. Over-indexing can lead to unnecessary overhead, while under-indexing may leave queries performing full collection scans. </text:p>
        </text:list-item>
        <text:list-item>
          <text:p text:style-name="P19"><text:span text:style-name="Strong_20_Emphasis">Index Maintenance:</text:span><text:line-break/>Indexes should be monitored and maintained as your application evolves. MongoDB provides tools to analyze index usage and performance, ensuring that your indexing strategy remains effective. </text:p>
        </text:list-item>
        <text:list-item>
          <text:p text:style-name="P19"><text:span text:style-name="Strong_20_Emphasis">Partial and Sparse Indexes:</text:span><text:line-break/>Beyond unique and compound indexes, MongoDB also supports partial indexes (which index only documents meeting a specified filter condition) and sparse indexes (which index only documents that contain the indexed field). These can further optimize performance for specific use cases. </text:p>
        </text:list-item>
        <text:list-item>
          <text:p text:style-name="P18"><text:span text:style-name="Strong_20_Emphasis">Indexing Strategies:</text:span><text:line-break/>Consider using a mix of index types based on your data access patterns. For instance, unique indexes might be used for user IDs while compound indexes serve queries filtering by multiple fields such as status and date. </text:p>
        </text:list-item>
      </text:list>
      <text:p text:style-name="P7"/>
      <text:p text:style-name="P7"><text:soft-page-break/></text:p>
      <text:h text:style-name="P3" text:outline-level="3">Unique Indexing Example</text:h>
      <text:p text:style-name="Text_20_body">Consider a scenario where you have a <text:span text:style-name="Source_20_Text">users</text:span> collection and want to ensure that each user’s email is unique. You can create a unique index on the <text:span text:style-name="Source_20_Text">email</text:span> field as follows:</text:p>
      <text:p text:style-name="P7">eg: db.users.createIndex({ email: 1 }, { unique: true })</text:p>
      <text:p text:style-name="P7"/>
      <text:p text:style-name="P22"><text:span text:style-name="Strong_20_Emphasis">Explanation:</text:span></text:p>
      <text:list xml:id="list2146194645" text:style-name="L5">
        <text:list-item>
          <text:p text:style-name="P21"><text:span text:style-name="Strong_20_Emphasis"><text:span text:style-name="Source_20_Text">{ email: 1 }</text:span></text:span><text:span text:style-name="Strong_20_Emphasis">:</text:span> This creates an ascending index on the <text:span text:style-name="Source_20_Text">email</text:span> field. </text:p>
        </text:list-item>
        <text:list-item>
          <text:p text:style-name="P20"><text:span text:style-name="Strong_20_Emphasis"><text:span text:style-name="Source_20_Text">{ unique: true }</text:span></text:span><text:span text:style-name="Strong_20_Emphasis">:</text:span> This option enforces that every document in the <text:span text:style-name="Source_20_Text">users</text:span> collection must have a unique email value. If an insertion or update attempts to duplicate an email, MongoDB will return an error.</text:p>
        </text:list-item>
      </text:list>
      <text:h text:style-name="P3" text:outline-level="3">Multiple (Compound) Indexing Example</text:h>
      <text:p text:style-name="Text_20_body">Suppose you have a <text:span text:style-name="Source_20_Text">contacts</text:span> collection with documents that include both <text:span text:style-name="Source_20_Text">lastName</text:span> and <text:span text:style-name="Source_20_Text">firstName</text:span>, and you frequently query for contacts by their last and first names. You can create a compound index on these fields:</text:p>
      <text:p text:style-name="P7">eg: db.contacts.createIndex({ lastName: 1, firstName: 1 })</text:p>
      <text:p text:style-name="P7"/>
      <text:p text:style-name="P22"><text:span text:style-name="Strong_20_Emphasis">Explanation:</text:span></text:p>
      <text:list xml:id="list4051699485" text:style-name="L6">
        <text:list-item>
          <text:p text:style-name="P28"><text:span text:style-name="Strong_20_Emphasis">Compound Index:</text:span> This index is built on two fields: <text:span text:style-name="Source_20_Text">lastName</text:span> and <text:span text:style-name="Source_20_Text">firstName</text:span>. </text:p>
        </text:list-item>
        <text:list-item>
          <text:p text:style-name="P28"><text:span text:style-name="Strong_20_Emphasis">Order Matters:</text:span> </text:p>
          <text:list>
            <text:list-item>
              <text:p text:style-name="P28">Queries that filter by <text:span text:style-name="Source_20_Text">lastName</text:span> can use this index efficiently. </text:p>
            </text:list-item>
            <text:list-item>
              <text:p text:style-name="P28">Queries that filter by both <text:span text:style-name="Source_20_Text">lastName</text:span> and <text:span text:style-name="Source_20_Text">firstName</text:span> will fully utilize the index. </text:p>
            </text:list-item>
            <text:list-item>
              <text:p text:style-name="P28">However, if you query only by <text:span text:style-name="Source_20_Text">firstName</text:span>, MongoDB might not be able to use this index optimally since <text:span text:style-name="Source_20_Text">lastName</text:span> is the first field in the index key. </text:p>
            </text:list-item>
          </text:list>
        </text:list-item>
        <text:list-item>
          <text:p text:style-name="P27"><text:span text:style-name="Strong_20_Emphasis">Performance:</text:span><text:line-break/>Compound indexes can significantly improve query performance when filtering or sorting by multiple fields. </text:p>
        </text:list-item>
      </text:list>
      <text:p text:style-name="Horizontal_20_Line"/>
      <text:p text:style-name="Text_20_body">Both indexing strategies help optimize data retrieval but serve different purposes:</text:p>
      <text:list xml:id="list41611352" text:style-name="L7">
        <text:list-item>
          <text:p text:style-name="P30"><text:span text:style-name="Strong_20_Emphasis">Unique Indexes:</text:span> Enforce data integrity by preventing duplicate values. </text:p>
        </text:list-item>
        <text:list-item>
          <text:p text:style-name="P29"><text:span text:style-name="Strong_20_Emphasis">Compound Indexes:</text:span> Optimize multi-field query operations by reducing the number of index scans needed. </text:p>
        </text:list-item>
      </text:list>
      <text:p text:style-name="P7"/>
      <text:p text:style-name="P7"/>
      <text:p text:style-name="P9">Mongodb supports indexing on diffrent datatypes:</text:p>
      <text:p text:style-name="P7"/>
      <text:p text:style-name="P38">MongoDB supports indexing on fields containing numbers, strings, and many other BSON data types. You can create indexes on numeric fields, string fields, dates, and more. This flexibility allows you to optimize query performance regardless of the data type.</text:p>
      <text:h text:style-name="Heading_20_3" text:outline-level="3"><text:soft-page-break/>Inserting Data</text:h>
      <text:p text:style-name="Text_20_body">You have the following data:</text:p>
      <text:list xml:id="list2405152143" text:style-name="L9">
        <text:list-item>
          <text:p text:style-name="P31"><text:span text:style-name="Strong_20_Emphasis">User 1:</text:span></text:p>
          <text:list>
            <text:list-item>
              <text:p text:style-name="P32">user_id: 1 </text:p>
            </text:list-item>
            <text:list-item>
              <text:p text:style-name="P32">first_name: "abin" </text:p>
            </text:list-item>
            <text:list-item>
              <text:p text:style-name="P32">last_name: "joseph" </text:p>
            </text:list-item>
          </text:list>
        </text:list-item>
        <text:list-item>
          <text:p text:style-name="P31"><text:span text:style-name="Strong_20_Emphasis">User 2:</text:span></text:p>
          <text:list>
            <text:list-item>
              <text:p text:style-name="P32">user_id: 2 </text:p>
            </text:list-item>
            <text:list-item>
              <text:p text:style-name="P32">first_name: "<text:span text:style-name="T1">gibin</text:span>" </text:p>
            </text:list-item>
            <text:list-item>
              <text:p text:style-name="P32">last_name: "geo" </text:p>
            </text:list-item>
          </text:list>
        </text:list-item>
        <text:list-item>
          <text:p text:style-name="P31"><text:span text:style-name="Strong_20_Emphasis">User 3:</text:span></text:p>
          <text:list>
            <text:list-item>
              <text:p text:style-name="P32">user_id: 3 </text:p>
            </text:list-item>
            <text:list-item>
              <text:p text:style-name="P32">first_name: "<text:span text:style-name="T1">arjun</text:span>" </text:p>
            </text:list-item>
            <text:list-item>
              <text:p text:style-name="P32">last_name: "s<text:span text:style-name="T1">uresh</text:span>" </text:p>
            </text:list-item>
          </text:list>
        </text:list-item>
        <text:list-item>
          <text:p text:style-name="P31"><text:span text:style-name="Strong_20_Emphasis">User 4:</text:span></text:p>
          <text:list>
            <text:list-item>
              <text:p text:style-name="P32">user_id: 4 </text:p>
            </text:list-item>
            <text:list-item>
              <text:p text:style-name="P32">first_name: "<text:span text:style-name="T2">manu</text:span>" </text:p>
            </text:list-item>
            <text:list-item>
              <text:p text:style-name="P31">last_name: "s" </text:p>
            </text:list-item>
          </text:list>
        </text:list-item>
      </text:list>
      <text:p text:style-name="Text_20_body"><text:span text:style-name="T2">I</text:span>nsert these documents using the following command:</text:p>
      <text:p text:style-name="P25">db.users.insertMany([</text:p>
      <text:p text:style-name="P25"><text:s text:c="2"/>{ user_id: 1, first_name: "abin", <text:s text:c="4"/>last_name: "joseph" },</text:p>
      <text:p text:style-name="P26"><text:s text:c="2"/>{ user_id: 2, first_name: "<text:span text:style-name="T1">gibin</text:span>", <text:s text:c="2"/>last_name: "geo" },</text:p>
      <text:p text:style-name="P26"><text:s text:c="2"/>{ user_id: 3, first_name: "<text:span text:style-name="T1">arjun</text:span>", last_name: "s<text:span text:style-name="T1">uresh</text:span>" },</text:p>
      <text:p text:style-name="P26"><text:s text:c="2"/>{ user_id: 4, first_name: "<text:span text:style-name="T2">manu</text:span>", <text:s/>last_name: "s" }</text:p>
      <text:p text:style-name="P25">])</text:p>
      <text:h text:style-name="Heading_20_3" text:outline-level="3">Creating Indexes</text:h>
      <text:p text:style-name="P33"><text:span text:style-name="Strong_20_Emphasis">Unique Index on </text:span><text:span text:style-name="Strong_20_Emphasis"><text:span text:style-name="Source_20_Text">user_id</text:span></text:span><text:span text:style-name="Strong_20_Emphasis">:</text:span></text:p>
      <text:p text:style-name="P33">To ensure that each user has a unique <text:span text:style-name="Source_20_Text">user_id</text:span>, you create a unique index as follows:</text:p>
      <text:p text:style-name="P24">db.users.createIndex({ user_id: 1 }, { unique: true })</text:p>
      <text:p text:style-name="P7"><text:span text:style-name="T3">This index prevents any duplicate values for </text:span><text:span text:style-name="Source_20_Text"><text:span text:style-name="T3">user_id</text:span></text:span><text:span text:style-name="T3">. For example, if you try to insert another document with </text:span><text:span text:style-name="Source_20_Text"><text:span text:style-name="T3">user_id: 1</text:span></text:span><text:span text:style-name="T3">, MongoDB will return an error.</text:span></text:p>
      <text:p text:style-name="P7"><text:s text:c="2"/></text:p>
      <text:p text:style-name="P22"><text:span text:style-name="Strong_20_Emphasis"><text:span text:style-name="T3">Index on First Name:</text:span></text:span></text:p>
      <text:p text:style-name="Text_20_body"><text:span text:style-name="T3">If you frequently query by the first name, you can add an index on the </text:span><text:span text:style-name="Source_20_Text"><text:span text:style-name="T3">first_name</text:span></text:span><text:span text:style-name="T3"> field:</text:span></text:p>
      <text:p text:style-name="P7">db.users.createIndex({ first_name: 1 })</text:p>
      <text:p text:style-name="P7"/>
      <text:p text:style-name="P7"/>
      <text:p text:style-name="P22"><text:soft-page-break/><text:span text:style-name="Strong_20_Emphasis"><text:span text:style-name="T3">Compound Index on First and Last Name:</text:span></text:span></text:p>
      <text:p text:style-name="Text_20_body">To further optimize queries that involve both <text:span text:style-name="Source_20_Text">first_name</text:span> and <text:span text:style-name="Source_20_Text">last_name</text:span>, you can create a compound index:</text:p>
      <text:p text:style-name="P7">db.users.createIndex({ first_name: 1, last_name: 1 })</text:p>
      <text:p text:style-name="P10"/>
      <text:p text:style-name="P10">This compound index is useful if you run queries that filter on both names, such as finding a user by their full name.</text:p>
      <text:p text:style-name="P10"/>
      <text:p text:style-name="P10"/>
      <text:p text:style-name="P10"/>
      <text:h text:style-name="P5" text:outline-level="3">Operations Using Indexing</text:h>
      <text:p text:style-name="Text_20_body">Once you have your indexes in place, here are some operations and how they benefit:</text:p>
      <text:p text:style-name="Text_20_body"><text:span text:style-name="Strong_20_Emphasis">Query by Unique </text:span><text:span text:style-name="Strong_20_Emphasis"><text:span text:style-name="Source_20_Text">user_id</text:span></text:span><text:span text:style-name="Strong_20_Emphasis">:</text:span></text:p>
      <text:p text:style-name="P7">db.users.find({ user_id: 2 })</text:p>
      <text:p text:style-name="P7"/>
      <text:p text:style-name="P7"><text:span text:style-name="T3">This query will use the unique index on </text:span><text:span text:style-name="Source_20_Text"><text:span text:style-name="T3">user_id</text:span></text:span><text:span text:style-name="T3"> to quickly locate the document with </text:span><text:span text:style-name="Source_20_Text"><text:span text:style-name="T3">user_id: 2</text:span></text:span><text:span text:style-name="T3">.</text:span></text:p>
      <text:p text:style-name="P7"/>
      <text:p text:style-name="P11">Query by First Name:</text:p>
      <text:p text:style-name="P11"/>
      <text:p text:style-name="P7">db.users.find({ first_name: "abin" })</text:p>
      <text:p text:style-name="P7"/>
      <text:p text:style-name="P10">With an index on <text:span text:style-name="Source_20_Text">first_name</text:span>, this query is optimized to scan only the relevant index, reducing the number of documents MongoDB needs to examine.</text:p>
      <text:p text:style-name="P10"/>
      <text:p text:style-name="P11">Query by Full Name (Compound Index):</text:p>
      <text:p text:style-name="P11"/>
      <text:p text:style-name="P7">db.users.find({ first_name: "<text:span text:style-name="T7">abin</text:span>", last_name: "<text:span text:style-name="T7">joseph</text:span>" })</text:p>
      <text:p text:style-name="P7"/>
      <text:p text:style-name="P10">The compound index on <text:span text:style-name="Source_20_Text">first_name</text:span> and <text:span text:style-name="Source_20_Text">last_name</text:span> will be used to speed up this query. The order of fields in the compound index is important—MongoDB can use the index efficiently if the query specifies the leading field(s).</text:p>
      <text:p text:style-name="P10"/>
      <text:p text:style-name="P11">Range Queries:</text:p>
      <text:p text:style-name="P11"/>
      <text:p text:style-name="P11"><text:span text:style-name="T8">If you use numeric fields in range queries, such as finding users with a </text:span><text:span text:style-name="Source_20_Text"><text:span text:style-name="T8">user_id</text:span></text:span><text:span text:style-name="T8"> greater than 2:</text:span></text:p>
      <text:p text:style-name="P11"><text:span text:style-name="T8"/></text:p>
      <text:p text:style-name="P8"><text:span text:style-name="T8">db.users.find({ user_id: { $gt: 2 } })</text:span></text:p>
      <text:p text:style-name="P8"><text:span text:style-name="T8"/></text:p>
      <text:p text:style-name="P8"><text:span text:style-name="T4">The unique index on </text:span><text:span text:style-name="Source_20_Text"><text:span text:style-name="T4">user_id</text:span></text:span><text:span text:style-name="T4"> allows MongoDB to efficiently locate and return matching documents.</text:span></text:p>
      <text:p text:style-name="P8"><text:span text:style-name="T4"/></text:p>
      <text:p text:style-name="P23"><text:span text:style-name="Strong_20_Emphasis"><text:span text:style-name="T3">Sorting Operations:</text:span></text:span></text:p>
      <text:p text:style-name="Text_20_body">When you sort on an indexed field, MongoDB can use the index to retrieve the data in order:</text:p>
      <text:p text:style-name="P8"><text:span text:style-name="T8">db.users.find().sort({ first_name: 1 })</text:span></text:p>
      <text:p text:style-name="P8"><text:span text:style-name="T8"/></text:p>
      <text:p text:style-name="P8"><text:soft-page-break/><text:span text:style-name="T4">This query sorts the results by </text:span><text:span text:style-name="Source_20_Text"><text:span text:style-name="T4">first_name</text:span></text:span><text:span text:style-name="T4"> in ascending order, utilizing the index on </text:span><text:span text:style-name="Source_20_Text"><text:span text:style-name="T4">first_name</text:span></text:span><text:span text:style-name="T4">.</text:span></text:p>
      <text:p text:style-name="P8"><text:span text:style-name="T4"/></text:p>
      <text:p text:style-name="P23"><text:span text:style-name="Strong_20_Emphasis"><text:span text:style-name="T3">Update and Delete Operations:</text:span></text:span></text:p>
      <text:p text:style-name="Text_20_body">Indexes also assist update and delete operations. For example, when updating a document by <text:span text:style-name="Source_20_Text">user_id</text:span>:</text:p>
      <text:p text:style-name="P8"><text:span text:style-name="T8">db.users.updateOne({ user_id: 3 }, { $set: { last_name: "smith" } })</text:span></text:p>
      <text:p text:style-name="P8"><text:span text:style-name="T8"/></text:p>
      <text:p text:style-name="P8"><text:span text:style-name="T4">The unique index on </text:span><text:span text:style-name="Source_20_Text"><text:span text:style-name="T4">user_id</text:span></text:span><text:span text:style-name="T4"> helps MongoDB quickly find the document that needs to be updated.</text:span></text:p>
      <text:p text:style-name="P8"><text:span text:style-name="T4"/></text:p>
      <text:p text:style-name="P8"><text:span text:style-name="T4">To update the document where the first name is "ma</text:span><text:span text:style-name="T5">nu</text:span><text:span text:style-name="T4">" and change it to "</text:span><text:span text:style-name="T6">rinu</text:span><text:span text:style-name="T4">", you can use the </text:span><text:span text:style-name="Source_20_Text"><text:span text:style-name="T4">updateOne</text:span></text:span><text:span text:style-name="T4"> method in MongoDB. Here's an example command:</text:span></text:p>
      <text:p text:style-name="P11"><text:span text:style-name="T8"/></text:p>
      <text:p text:style-name="P8"><text:span text:style-name="T8">db.users.updateOne(</text:span></text:p>
      <text:p text:style-name="P8"><text:span text:style-name="T8"><text:s text:c="2"/>{ first_name: "ma</text:span><text:span text:style-name="T9">nu</text:span><text:span text:style-name="T8">" },</text:span></text:p>
      <text:p text:style-name="P8"><text:span text:style-name="T8"><text:s text:c="2"/>{ $set: { first_name: "</text:span><text:span text:style-name="T9">ri</text:span><text:span text:style-name="T8">nu" } }</text:span></text:p>
      <text:p text:style-name="P8"><text:span text:style-name="T8">)</text:span></text:p>
      <text:p text:style-name="P8"><text:span text:style-name="T8"/></text:p>
      <text:h text:style-name="P4" text:outline-level="3">Explanation</text:h>
      <text:list xml:id="list4044551945" text:style-name="L19">
        <text:list-item>
          <text:p text:style-name="P34"><text:span text:style-name="Strong_20_Emphasis">Query Filter:</text:span><text:line-break/>The filter <text:span text:style-name="Source_20_Text">{ first_name: "ma</text:span><text:span text:style-name="Source_20_Text"><text:span text:style-name="T10">nu</text:span></text:span><text:span text:style-name="Source_20_Text">" }</text:span> finds the document(s) where the <text:span text:style-name="Source_20_Text">first_name</text:span> field is "ma<text:span text:style-name="T10">nu</text:span>".</text:p>
        </text:list-item>
        <text:list-item>
          <text:p text:style-name="P34"><text:span text:style-name="Strong_20_Emphasis">Update Operation:</text:span><text:line-break/>The update operator <text:span text:style-name="Source_20_Text">$set</text:span> changes the <text:span text:style-name="Source_20_Text">first_name</text:span> field to "<text:span text:style-name="T10">ri</text:span>nu".</text:p>
        </text:list-item>
        <text:list-item>
          <text:p text:style-name="P34"><text:span text:style-name="Strong_20_Emphasis">Index Benefit:</text:span><text:line-break/>If you have an index on the <text:span text:style-name="Source_20_Text">first_name</text:span> field (or a compound index that includes it), MongoDB will quickly locate the document to update.</text:p>
        </text:list-item>
      </text:list>
      <text:p text:style-name="Text_20_body">This command will update the first matching document in the <text:span text:style-name="Source_20_Text">users</text:span> collection. If there are multiple documents with the first name "ma<text:span text:style-name="T10">nu</text:span>" and you intend to update all of them, you could use <text:span text:style-name="Source_20_Text">updateMany</text:span> instead.</text:p>
      <text:p text:style-name="Text_20_body"/>
      <text:p text:style-name="P35">Importance of indexing in above case:</text:p>
      <text:p text:style-name="P8"><text:span text:style-name="T4">Without an index, MongoDB performs a </text:span><text:span text:style-name="Strong_20_Emphasis"><text:span text:style-name="T3">collection scan</text:span></text:span><text:span text:style-name="T4">. This means it goes through every document in the collection and checks whether the relevant field—here, </text:span><text:span text:style-name="Source_20_Text"><text:span text:style-name="T4">first_name</text:span></text:span><text:span text:style-name="T4">—matches the query condition. It doesn't necessarily "scan every field" in each document; rather, it loads each document and evaluates the condition on the specified field. However, because it must inspect every document, this process is significantly slower and more resource-intensive than using an index, where MongoDB can jump directly to matching documents without checking each one sequentially.</text:span></text:p>
      <text:p text:style-name="P8"><text:span text:style-name="T8"/></text:p>
      <text:p text:style-name="P37"><text:span text:style-name="T10">Advantages of indexing</text:span>:</text:p>
      <text:list xml:id="list3400857717" text:style-name="L20">
        <text:list-item>
          <text:p text:style-name="P36"><text:span text:style-name="Strong_20_Emphasis">Targeted Search:</text:span><text:line-break/>Instead of scanning every document, MongoDB scans only the relevant parts of the index <text:soft-page-break/>where the queried value is stored. For example, if you query <text:span text:style-name="Source_20_Text">{ first_name: "mathew" }</text:span>, MongoDB quickly navigates through the index to the matching entries.</text:p>
        </text:list-item>
        <text:list-item>
          <text:p text:style-name="P36"><text:span text:style-name="Strong_20_Emphasis">Reduced Document Reads:</text:span><text:line-break/>In many cases, if your query is "covered" by the index (i.e., the index contains all the fields needed for the query), MongoDB might not even fetch the full document from the collection, further reducing the workload.</text:p>
        </text:list-item>
        <text:list-item>
          <text:p text:style-name="P36"><text:span text:style-name="Strong_20_Emphasis">Faster Performance:</text:span><text:line-break/>Using the index avoids reading every document from disk, which greatly enhances query performance, especially in large collections.</text:p>
        </text:list-item>
      </text:list>
      <text:p text:style-name="Text_20_body">In summary, with indexing, MongoDB efficiently searches through a smaller, optimized subset of data (the index) rather than scanning every field of every document in the collection.</text:p>
      <text:p text:style-name="P8"><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2:48:14.057909262</meta:creation-date>
    <dc:date>2025-03-11T16:21:42.530689635</dc:date>
    <meta:editing-duration>PT2H2M27S</meta:editing-duration>
    <meta:editing-cycles>1</meta:editing-cycles>
    <meta:document-statistic meta:table-count="0" meta:image-count="0" meta:object-count="0" meta:page-count="7" meta:paragraph-count="125" meta:word-count="1790" meta:character-count="11401" meta:non-whitespace-character-count="9728"/>
    <meta:generator>LibreOffice/7.3.7.2$Linux_X86_64 LibreOffice_project/30$Build-2</meta:generator>
  </office:meta>
</office:document-meta>
</file>